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1111d" officeooo:paragraph-rsid="00025100"/>
    </style:style>
    <style:style style:name="P2" style:family="paragraph" style:parent-style-name="Standard" style:list-style-name="L1">
      <style:text-properties officeooo:paragraph-rsid="0001111d"/>
    </style:style>
    <style:style style:name="P3" style:family="paragraph" style:parent-style-name="Standard" style:list-style-name="L1">
      <style:text-properties fo:font-weight="normal" officeooo:rsid="00029f04" officeooo:paragraph-rsid="00029f04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29f04" officeooo:paragraph-rsid="0004511c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4511c" officeooo:paragraph-rsid="0004511c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56735" officeooo:paragraph-rsid="00058e8d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592c7" officeooo:paragraph-rsid="000592c7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8811d" officeooo:paragraph-rsid="0008811d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a31d2" officeooo:paragraph-rsid="000a31d2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becf4" officeooo:paragraph-rsid="000becf4" style:font-weight-asian="normal" style:font-weight-complex="normal"/>
    </style:style>
    <style:style style:name="P11" style:family="paragraph" style:parent-style-name="Standard">
      <style:text-properties fo:font-weight="normal" officeooo:rsid="000becf4" officeooo:paragraph-rsid="000becf4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0bf7c0" officeooo:paragraph-rsid="000bf7c0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0dddae" officeooo:paragraph-rsid="000dddae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0f357a" officeooo:paragraph-rsid="000f357a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1acc7" officeooo:paragraph-rsid="0011acc7" style:font-weight-asian="normal" style:font-weight-complex="normal"/>
    </style:style>
    <style:style style:name="P16" style:family="paragraph" style:parent-style-name="Standard">
      <style:text-properties fo:font-weight="bold" officeooo:rsid="000bf7c0" officeooo:paragraph-rsid="000bf7c0" style:font-weight-asian="bold" style:font-weight-complex="bold"/>
    </style:style>
    <style:style style:name="T1" style:family="text">
      <style:text-properties officeooo:rsid="0001111d"/>
    </style:style>
    <style:style style:name="T2" style:family="text">
      <style:text-properties officeooo:rsid="000251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5100" style:font-weight-asian="bold" style:font-weight-complex="bold"/>
    </style:style>
    <style:style style:name="T5" style:family="text">
      <style:text-properties officeooo:rsid="0004511c"/>
    </style:style>
    <style:style style:name="T6" style:family="text">
      <style:text-properties officeooo:rsid="000ad04e"/>
    </style:style>
    <style:style style:name="T7" style:family="text">
      <style:text-properties officeooo:rsid="0010d6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7313453677077067707" text:style-name="L1">
        <text:list-item>
          <text:p text:style-name="P2"><text:span text:style-name="T1">Look up Marbach et al., 2012b</text:span></text:p>
        </text:list-item>
        <text:list-item>
          <text:p text:style-name="P1">ChIP-seq was performed with antibodies directed against STAT3, IRF4, BATF, c-Maf, RORg, and p300 with cells cultured in Th0 and Th17 conditions for 48 hr, <text:span text:style-name="T2">when Th17-specifying TFs are simultaneously expressed or active </text:span><text:span text:style-name="T4">(Figure S1B)</text:span></text:p>
        </text:list-item>
        <text:list-item>
          <text:p text:style-name="P3">high-confidence bound regions were observed</text:p>
          <text:list>
            <text:list-item>
              <text:p text:style-name="P3">each TF in Th17</text:p>
            </text:list-item>
            <text:list-item>
              <text:p text:style-name="P4">BATF &amp; IRF4 in Th0</text:p>
            </text:list-item>
          </text:list>
        </text:list-item>
        <text:list-item>
          <text:p text:style-name="P4"><text:span text:style-name="T5">high degree of colocalization in Th17 cells</text:span> for Tfs <text:span text:style-name="T5"><text:s/>binding at key lineage-associated loci (Il17a, Il17f, Il12rb1, Il1r1, Rorc)</text:span></text:p>
        </text:list-item>
        <text:list-item>
          <text:p text:style-name="P5">merged TF binding peaks with summits that clustered in close proximity to each other (within 100 bp) to define putative cis regulatory modules (pCRM; Figure 1B)</text:p>
          <text:list>
            <text:list-item>
              <text:p text:style-name="P6">162,113 significant TF peaks clustered into 83,138 unique pCRMs</text:p>
            </text:list-item>
          </text:list>
        </text:list-item>
        <text:list-item>
          <text:p text:style-name="P7"><text:span text:style-name="T3">pCRM clustering</text:span> revealed</text:p>
          <text:list>
            <text:list-item>
              <text:p text:style-name="P7">co-occupancy by all five TFs in Th17 cells</text:p>
            </text:list-item>
            <text:list-item>
              <text:p text:style-name="P7">by IRF4 and BATF in Th0 cells</text:p>
            </text:list-item>
            <text:list-item>
              <text:p text:style-name="P8">not a result of TF binding enrichment expected near the TSSs (<text:span text:style-name="T6">&lt;</text:span>5kb)</text:p>
              <text:list>
                <text:list-item>
                  <text:p text:style-name="P9">~70% of the five-TF pCRMs localized to distal sites </text:p>
                </text:list-item>
              </text:list>
            </text:list-item>
            <text:list-item>
              <text:p text:style-name="P10">BATF and IRF4 showed a striking binding overlap regardless of occupancy by other Th17 TFs </text:p>
            </text:list-item>
          </text:list>
        </text:list-item>
        <text:list-item>
          <text:p text:style-name="P13">tested functional cooperativity of BATF and IRF4 binding in a cellular context</text:p>
          <text:list>
            <text:list-item>
              <text:p text:style-name="P13"><text:span text:style-name="T3"><text:s/>(KO?) ChIP-seq</text:span> for each TF in Th0- and Th17-polarized cells genetically deficient for the other TF. IRF4 and BATF occupancy was markedly reduced in Batf and Irf4 mutant cells, respectively</text:p>
            </text:list-item>
            <text:list-item>
              <text:p text:style-name="P15"><text:s/>The dependence between IRF4 and BATF was stronger at distal pCRMs, suggesting that additional factors binding near promoters compensate for the loss of either TF</text:p>
            </text:list-item>
          </text:list>
        </text:list-item>
        <text:list-item>
          <text:p text:style-name="P15">→ <text:span text:style-name="T3">HYPOTHESIS: suggests that IRF4 and BATF function as pioneer factors in nucleating binding of Th17 TFs upon cytokine-stimulated differentiation</text:span></text:p>
        </text:list-item>
        <text:list-item>
          <text:p text:style-name="P13"/>
        </text:list-item>
      </text:list>
      <text:p text:style-name="P11"/>
      <text:p text:style-name="P11"/>
      <text:p text:style-name="P16">General Paper Steps</text:p>
      <text:list xml:id="list1303459832358073002" text:style-name="L2">
        <text:list-item>
          <text:p text:style-name="P12">pCRM analysis (occupancy of Tfs) →<text:span text:style-name="T7"> Figures 1x</text:span></text:p>
        </text:list-item>
        <text:list-item>
          <text:p text:style-name="P14">KO ChIP-seq for IRF4 an BATF functional cooperativity →<text:span text:style-name="T7"> Figures 2x</text:span></text:p>
        </text:list-item>
        <text:list-item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5:14:11.648609722</meta:creation-date>
    <dc:date>2017-02-23T15:27:18.451067697</dc:date>
    <meta:editing-duration>PT1H12M54S</meta:editing-duration>
    <meta:editing-cycles>18</meta:editing-cycles>
    <meta:generator>LibreOffice/5.1.4.2$Linux_X86_64 LibreOffice_project/10m0$Build-2</meta:generator>
    <meta:document-statistic meta:table-count="0" meta:image-count="0" meta:object-count="0" meta:page-count="1" meta:paragraph-count="23" meta:word-count="294" meta:character-count="1719" meta:non-whitespace-character-count="1463"/>
  </office:meta>
</office:document-meta>
</file>